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Neue-Light" svg:font-family="HelveticaNeue-Light, 'Helvetica Neue Light', 'Helvetica Neue', Helvetica, 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el1" style:family="table">
      <style:table-properties style:width="16.351cm" fo:margin-left="0.381cm" fo:margin-right="0.266cm" table:align="margins"/>
    </style:style>
    <style:style style:name="Tabel1.A" style:family="table-column">
      <style:table-column-properties style:column-width="10.769cm" style:rel-column-width="43159*"/>
    </style:style>
    <style:style style:name="Tabel1.B" style:family="table-column">
      <style:table-column-properties style:column-width="5.583cm" style:rel-column-width="22376*"/>
    </style:style>
    <style:style style:name="Tabel1.A1" style:family="table-cell">
      <style:table-cell-properties style:vertical-align="middle" fo:padding="0.049cm" fo:border="none"/>
    </style:style>
    <style:style style:name="Tabel2" style:family="table">
      <style:table-properties style:width="16.351cm" fo:margin-left="0.381cm" fo:margin-right="0.266cm" table:align="margins"/>
    </style:style>
    <style:style style:name="Tabel2.A" style:family="table-column">
      <style:table-column-properties style:column-width="10.769cm" style:rel-column-width="43159*"/>
    </style:style>
    <style:style style:name="Tabel2.B" style:family="table-column">
      <style:table-column-properties style:column-width="5.583cm" style:rel-column-width="22376*"/>
    </style:style>
    <style:style style:name="Tabel2.A1" style:family="table-cell">
      <style:table-cell-properties style:vertical-align="middle" fo:padding="0.049cm" fo:border="none"/>
    </style:style>
    <style:style style:name="Tabel3" style:family="table">
      <style:table-properties style:width="16.351cm" fo:margin-left="0.381cm" fo:margin-right="0.266cm" table:align="margins"/>
    </style:style>
    <style:style style:name="Tabel3.A" style:family="table-column">
      <style:table-column-properties style:column-width="10.769cm" style:rel-column-width="43159*"/>
    </style:style>
    <style:style style:name="Tabel3.B" style:family="table-column">
      <style:table-column-properties style:column-width="5.583cm" style:rel-column-width="22376*"/>
    </style:style>
    <style:style style:name="Tabel3.A1" style:family="table-cell">
      <style:table-cell-properties style:vertical-align="middle" fo:padding="0.049cm" fo:border="none"/>
    </style:style>
    <style:style style:name="P1" style:family="paragraph" style:parent-style-name="Standard">
      <style:text-properties fo:language="da" fo:country="DK" fo:font-weight="bold" style:language-asian="zxx" style:country-asian="none" style:font-weight-asian="bold" style:language-complex="zxx" style:country-complex="none" style:font-weight-complex="bold"/>
    </style:style>
    <style:style style:name="P2" style:family="paragraph" style:parent-style-name="Standard">
      <style:text-properties fo:language="da" fo:country="DK" fo:font-weight="normal" style:language-asian="zxx" style:country-asian="none" style:font-weight-asian="normal" style:language-complex="zxx" style:country-complex="none" style:font-weight-complex="normal"/>
    </style:style>
    <style:style style:name="P3" style:family="paragraph" style:parent-style-name="Standard">
      <style:text-properties style:text-position="sub 58%" fo:language="da" fo:country="DK" fo:font-weight="bold" style:language-asian="zxx" style:country-asian="none" style:font-weight-asian="bold" style:language-complex="zxx" style:country-complex="none" style:font-weight-complex="bold"/>
    </style:style>
    <style:style style:name="P4" style:family="paragraph" style:parent-style-name="Table_20_Contents">
      <style:paragraph-properties fo:margin-left="0cm" fo:margin-right="0cm" fo:margin-top="0cm" fo:margin-bottom="0cm" style:line-height-at-least="0.794cm" fo:text-indent="0cm" style:auto-text-indent="false" fo:padding="0cm" fo:border="none"/>
      <style:text-properties fo:font-variant="normal" fo:text-transform="none" fo:color="#666666" style:font-name="HelveticaNeue-Light" fo:font-size="11.25pt" fo:font-style="normal" fo:font-weight="normal"/>
    </style:style>
    <style:style style:name="P5" style:family="paragraph" style:parent-style-name="Table_20_Contents">
      <style:paragraph-properties fo:margin-left="0cm" fo:margin-right="0cm" fo:margin-top="0cm" fo:margin-bottom="0cm" style:line-height-at-least="0.794cm" fo:text-indent="0cm" style:auto-text-indent="false" fo:padding="0cm" fo:border="none"/>
      <style:text-properties fo:font-variant="normal" fo:text-transform="none" fo:color="#008000" style:font-name="HelveticaNeue-Light" fo:font-size="11.25pt" fo:font-style="normal" fo:font-weight="bold"/>
    </style:style>
    <style:style style:name="P6" style:family="paragraph" style:parent-style-name="Heading_20_3">
      <style:paragraph-properties fo:margin-left="0cm" fo:margin-right="0cm" fo:margin-top="0cm" fo:margin-bottom="0cm" style:line-height-at-least="0.794cm" fo:text-indent="0cm" style:auto-text-indent="false" fo:padding="0cm" fo:border="none"/>
      <style:text-properties fo:font-variant="normal" fo:text-transform="none" fo:color="#666666" style:font-name="HelveticaNeue-Light" fo:font-size="11.25pt" fo:letter-spacing="normal" fo:font-style="normal" fo:font-weight="normal"/>
    </style:style>
    <style:style style:name="P7" style:family="paragraph" style:parent-style-name="Table_20_Contents">
      <style:paragraph-properties fo:margin-top="0cm" fo:margin-bottom="0cm" style:line-height-at-least="0.794cm" fo:padding="0cm" fo:border="none"/>
      <style:text-properties fo:font-variant="normal" fo:text-transform="none" fo:color="#666666" style:font-name="HelveticaNeue-Light" fo:font-size="11.25pt" fo:font-style="normal" fo:font-weight="normal"/>
    </style:style>
    <style:style style:name="P8" style:family="paragraph" style:parent-style-name="Heading_20_3">
      <style:text-properties fo:font-variant="normal" fo:text-transform="none" fo:color="#666666" style:font-name="HelveticaNeue-Light" fo:font-size="11.25pt" fo:letter-spacing="normal" fo:language="da" fo:country="DK" fo:font-style="normal" fo:font-weight="normal" style:language-asian="zxx" style:country-asian="none" style:font-weight-asian="normal" style:language-complex="zxx" style:country-complex="none" style:font-weight-complex="normal"/>
    </style:style>
    <style:style style:name="P9" style:family="paragraph" style:parent-style-name="Standard">
      <style:text-properties fo:language="da" fo:country="DK" fo:font-weight="normal" style:language-asian="zxx" style:country-asian="none" style:font-weight-asian="normal" style:language-complex="zxx" style:country-complex="none"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Business potentiale:</text:p>
      <text:p text:style-name="P1"/>
      <text:p text:style-name="P2">Vores forretning har stort potentiale da folk elsker at debattere og have deres meninger om bestemte emner, det kan vi give vores kunder!<text:line-break/>I den forstand af at vi har et live debatforum, hvor man debattere online med andre debattører, med potentielle tilskuere, som kan give en debattør en rating, jo højere rang man er på forummet desto bedre er man til at debattere dette giver et mål for vores brugere. </text:p>
      <text:p text:style-name="P2">Udover live chatten gemmer vi også alle debatterne, så man kan gå tilbage og se hvilke debatter en person har bidraget til. <text:s/></text:p>
      <text:p text:style-name="P2"/>
      <text:p text:style-name="P1">Brugere:</text:p>
      <text:p text:style-name="P2"/>
      <text:p text:style-name="P2">Vi har tre typer brugere på vores hjemmeside.</text:p>
      <text:p text:style-name="P2"/>
      <text:p text:style-name="P2">Den første gruppe brugere er folk der elsker at debattere på internettet og som godt kan lide at få anerkendelse af hvor god man er til at debattere.</text:p>
      <text:p text:style-name="P2"/>
      <text:p text:style-name="P2">Den anden gruppe brugere er mennesker der ikke deltagere direkte i debatten, men sidder på sidelinjen med en holdning til emnet og stemmer så på den burgere der passer tilskueren bedst.</text:p>
      <text:p text:style-name="P2"/>
      <text:p text:style-name="P2">Den tredje gruppe brugere vi har, er folk som ikke vil deltage i debatter på nogen måde, men kan se på mens andre debattere og andre giver folk deres stemme, dette er en meget passiv bruger som der også skal være plads til. </text:p>
      <text:p text:style-name="P2"/>
      <text:p text:style-name="P2">Brugerne kan selvfølgelig skifte til enhver slags bruger efter deres behov, hvilket giver vores produkt en bred brugerbase, hvor der er plads til både passive og ikke passive brugere.</text:p>
      <text:p text:style-name="P2"/>
      <text:p text:style-name="P1">Hvordan vi vil beholde vores brugere:</text:p>
      <text:p text:style-name="P2"/>
      <text:p text:style-name="P2">Måden vi vil holde vores brugere på vores hjemmeside, er ved at give dem det her rangerings system. Det vil give vores brugere et mål at opnå. Vi vil derudover også sørge for at holde siden opdateret med nutidens debat emner, med det der sker rundt i verden så vores side hele tiden er up to date med de nyeste emner. Brugerne kan selvfølgelig også lave deres egne debat emner. Vi tilbyder bare nogen færdige emner som kan debatteres efter ønske. </text:p>
      <text:p text:style-name="P2"/>
      <text:p text:style-name="P2">Udover det vil der også være et achievement system, hvor vores brugere kan opnå forskellige milestones mens de rangere op i ranglisten.</text:p>
      <text:p text:style-name="P2"/>
      <text:p text:style-name="P2">Ved at have de her elementer i vores produkt, vil vi kunne holde vores brugere på vores side og derved generer flere penge. </text:p>
      <text:p text:style-name="P2"/>
      <text:p text:style-name="P1"/>
      <text:p text:style-name="P1">Indtægter:</text:p>
      <text:p text:style-name="P1"/>
      <text:p text:style-name="P2">Som alle forretninger skal vi tjene penge, en af måderne vi ville tjene penge på er via reklamer på vores hjemmeside.</text:p>
      <text:p text:style-name="P2"><text:s/></text:p>
      <text:p text:style-name="P2">En anden måde vi har tænkt os at tjene penge på er ved at tilbyde et månedsligt abonnement på hjemmesiden på et fast beløb. Det kræver selvfølgelig nogen fordele at være medlem. </text:p>
      <text:p text:style-name="P2">Fordelene ved at være medlem er for eksempel at man kan oprette ubegrænsede debatter på vores forum, hvis man ikke er medlem kan man kun oprette begrænset antal debatter. Dette vil gøre </text:p>
      <text:p text:style-name="P2"><text:soft-page-break/></text:p>
      <text:p text:style-name="P2">medlemskabet meget brugbart hvis man debattere meget og giver samtidig vores brugere en chance for at prøve vores produkt uden at skulle betale noget hvilket vil gøre vores brugerbase større. </text:p>
      <text:p text:style-name="P2"/>
      <text:p text:style-name="P2">Vi håber også at der er nogen investorer, som vil blive interesseret i vores produkt, som kan hjælpe os med at vokse og blive større.</text:p>
      <text:p text:style-name="P2"/>
      <text:p text:style-name="P2">Ved at sammenligne vores produkt med andre produkter som ligner vores, kan vi forudse vores potentielle indtægter.</text:p>
      <text:p text:style-name="P2">For eksempel er det en hjemmeside der hedder <text:a xlink:type="simple" xlink:href="http://www.debate.org/" text:style-name="Internet_20_link" text:visited-style-name="Visited_20_Internet_20_Link">www.debate.org</text:a>, som minder meget om vores. <text:s/></text:p>
      <text:p text:style-name="P2"/>
      <text:p text:style-name="P2">Debate.org har omkring 15.000 unikke brugere om dagen, som resultere i omkring 46.000 daglige sidevisninger. Den daglige indtægt er 139$ om dagen, 4166$ om måneden og <text:s/>50.680$ om året.</text:p>
      <text:p text:style-name="P2"/>
      <text:h text:style-name="P8" text:outline-level="3"><text:bookmark text:name="titler"/><text:s text:c="3"/>DAILY ESTIMATIONS</text:h>
      <table:table table:name="Tabel1" table:style-name="Tabel1">
        <table:table-column table:style-name="Tabel1.A"/>
        <table:table-column table:style-name="Tabel1.B"/>
        <table:table-row>
          <table:table-cell table:style-name="Tabel1.A1" office:value-type="string">
            <text:p text:style-name="P4">Unique Visitors</text:p>
          </table:table-cell>
          <table:table-cell table:style-name="Tabel1.A1" office:value-type="string">
            <text:p text:style-name="P4">15,427</text:p>
          </table:table-cell>
        </table:table-row>
        <table:table-row>
          <table:table-cell table:style-name="Tabel1.A1" office:value-type="string">
            <text:p text:style-name="P4">Revenue</text:p>
          </table:table-cell>
          <table:table-cell table:style-name="Tabel1.A1" office:value-type="string">
            <text:p text:style-name="P5">$ 139 USD</text:p>
          </table:table-cell>
        </table:table-row>
        <table:table-row>
          <table:table-cell table:style-name="Tabel1.A1" office:value-type="string">
            <text:p text:style-name="P4">Unique Pageviews</text:p>
          </table:table-cell>
          <table:table-cell table:style-name="Tabel1.A1" office:value-type="string">
            <text:p text:style-name="P7">46,282</text:p>
          </table:table-cell>
        </table:table-row>
      </table:table>
      <text:h text:style-name="P6" text:outline-level="3"><text:bookmark text:name="titler1"/><text:s text:c="3"/>MONTHLY ESTIMATIONS</text:h>
      <table:table table:name="Tabel2" table:style-name="Tabel2">
        <table:table-column table:style-name="Tabel2.A"/>
        <table:table-column table:style-name="Tabel2.B"/>
        <table:table-row>
          <table:table-cell table:style-name="Tabel2.A1" office:value-type="string">
            <text:p text:style-name="P4">Unique Visitors</text:p>
          </table:table-cell>
          <table:table-cell table:style-name="Tabel2.A1" office:value-type="string">
            <text:p text:style-name="P4">462,810</text:p>
          </table:table-cell>
        </table:table-row>
        <table:table-row>
          <table:table-cell table:style-name="Tabel2.A1" office:value-type="string">
            <text:p text:style-name="P4">Revenue</text:p>
          </table:table-cell>
          <table:table-cell table:style-name="Tabel2.A1" office:value-type="string">
            <text:p text:style-name="P5">$ 4,166 USD</text:p>
          </table:table-cell>
        </table:table-row>
        <table:table-row>
          <table:table-cell table:style-name="Tabel2.A1" office:value-type="string">
            <text:p text:style-name="P4">Unique Pageviews</text:p>
          </table:table-cell>
          <table:table-cell table:style-name="Tabel2.A1" office:value-type="string">
            <text:p text:style-name="P7">1,388,460</text:p>
          </table:table-cell>
        </table:table-row>
      </table:table>
      <text:h text:style-name="P6" text:outline-level="3"><text:bookmark text:name="titler2"/><text:s text:c="3"/>YEARLY ESTIMATIONS</text:h>
      <table:table table:name="Tabel3" table:style-name="Tabel3">
        <table:table-column table:style-name="Tabel3.A"/>
        <table:table-column table:style-name="Tabel3.B"/>
        <table:table-row>
          <table:table-cell table:style-name="Tabel3.A1" office:value-type="string">
            <text:p text:style-name="P4">Unique Visitors</text:p>
          </table:table-cell>
          <table:table-cell table:style-name="Tabel3.A1" office:value-type="string">
            <text:p text:style-name="P4">5,630,855</text:p>
          </table:table-cell>
        </table:table-row>
        <table:table-row>
          <table:table-cell table:style-name="Tabel3.A1" office:value-type="string">
            <text:p text:style-name="P4">Revenue</text:p>
          </table:table-cell>
          <table:table-cell table:style-name="Tabel3.A1" office:value-type="string">
            <text:p text:style-name="P5">$ 50,680 USD</text:p>
          </table:table-cell>
        </table:table-row>
        <table:table-row>
          <table:table-cell table:style-name="Tabel3.A1" office:value-type="string">
            <text:p text:style-name="P4">Unique Pageviews</text:p>
          </table:table-cell>
          <table:table-cell table:style-name="Tabel3.A1" office:value-type="string">
            <text:p text:style-name="P7">16,892,930</text:p>
          </table:table-cell>
        </table:table-row>
      </table:table>
      <text:p text:style-name="P2"/>
      <text:p text:style-name="P2">Her benytter jeg mig af en anden hjemmeside som estimere en hjemmesides mulige indtægt. </text:p>
      <text:p text:style-name="P2"><text:a xlink:type="simple" xlink:href="http://www.siteworthtraffic.com/report/debate.org" text:style-name="Internet_20_link" text:visited-style-name="Visited_20_Internet_20_Link">http://www.siteworthtraffic.com/report/debate.org</text:a></text:p>
      <text:p text:style-name="P2"/>
      <text:p text:style-name="P2">Ved at sammenligne med Debate.org, kan vi se hvor meget vi potentielt kan tjene på vores hjemmeside.</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Reklame af produkt:</text:p>
      <text:p text:style-name="P2"/>
      <text:p text:style-name="P2">Sociale medier:</text:p>
      <text:p text:style-name="P2">En god og ”gratis” måde vi vil starte med at promovere vores produkt på, er ved at benytte de sociale medie til at få vores budskab ud. Ved at benytte os af Facebook grubber kan vi tiltrække potentielle debattører til vores hjemmeside. Dette er en process der kan tage lang tid, da man skal arbejde meget med Facebook siden, men det vil helt sikkert kunne hjælpe os med at få noget omtale. Udover det sociale medie Facebook, vil vi også benytte os af Twitter.</text:p>
      <text:p text:style-name="P2">Måden vi vil bruge disse medier på. Er ved at lave opdateringer om hjemmesiden for eksempel, hvis der er kommet et nyt hot emne på siden, kan vi dele det på Facebook og Twitter. Udover at promovere hotte debat emner, kan vi ved hjælp af sociale medier også promovere vores bedste debatører, ved at benytte os af dette kan vi sprede hjemmesiden og skabe en kontakt til potentielle kunder og derved gøre vores produkt mere interessant og forøge vores trafik.</text:p>
      <text:p text:style-name="P2"/>
      <text:p text:style-name="P2">Reklamer:</text:p>
      <text:p text:style-name="P2">Udover sociale medier kan vi også betale andre hjemmesider for at promovere vores egen hjemmeside. Dette har vi tænkt os at gøre ved at købe banner plads. </text:p>
      <text:p text:style-name="P2">Ved at distribuere vores reklame på andre hjemmesider kan vi forøge vores trafik og derved gøre vores hjemmeside mere populær. <text:s/></text:p>
      <text:p text:style-name="P2"/>
      <text:p text:style-name="P2">SEO:</text:p>
      <text:p text:style-name="P2">Endnu en måde vi kan forøge vores trafik på, er ved at benytte os af SEO(Search Engine Optimization). Dette er en teknik, hvor man benytter keyword phrases som folk søger mest på, når de surfer på nettet. Dette er en meget lang process og skal vedligeholdes for at være up to date med hvad folk søger på. Dog vil dette forøge trafikken markant. Det vil det fordi at når man benytter sig af SEO, vil man komme højere oppe på ranglisten af viste hjemmesider på google. Målet vil være at komme på side nr. 1. </text:p>
      <text:p text:style-name="P2"/>
      <text:p text:style-name="P2"/>
      <text:p text:style-name="P1">Problemer og løsninger:</text:p>
      <text:p text:style-name="P2"/>
      <text:p text:style-name="P2">Et problem for vores indtægt i forhold til reklamer, er helt sikker et plugin til browsere kaldet Adblock.</text:p>
      <text:p text:style-name="P2">Adblock går ind og blokere reklamer på en hjemmeside, hvilket vil reducere vores indtægt på reklamer markant. Vi kan ikke tvinge vores kunder til ikke at bruge Adblock, men vi kan bede vores brugere om at støtte os ved at slå Adblock fra mens de er på siden. Vi vil ikke tvinge vores kunder til at slå Adblock fra mens de er på siden, da vi mener at det vil reducere antal af brugere som potentielt kan støtte siden ved at dele den på sociale medier og mellem deres venner.</text:p>
      <text:p text:style-name="P2">Udover reklamer har vi også vores månedsligt abonnement, som vi mener kan gøre op for vores tab på reklamer markant. </text:p>
      <text:p text:style-name="P2"/>
      <text:p text:style-name="P2"/>
      <text:p text:style-name="P3"/>
      <text:p text:style-name="P2"/>
      <text:p text:style-name="P2"/>
      <text:p text:style-name="P2"/>
      <text:p text:style-name="P2"/>
      <text:p text:style-name="P2"/>
      <text:p text:style-name="P2"/>
      <text:p text:style-name="P2"/>
      <text:p text:style-name="P2"/>
      <text:p text:style-name="P2"><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Neue-Light" svg:font-family="HelveticaNeue-Light, 'Helvetica Neue Light', 'Helvetica Neue', Helvetica, 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H8M6S</meta:editing-duration>
    <meta:editing-cycles>39</meta:editing-cycles>
    <meta:generator>OpenOffice/4.1.0$Win32 OpenOffice.org_project/410m18$Build-9764</meta:generator>
    <dc:date>2014-10-03T10:57:47.44</dc:date>
    <meta:document-statistic meta:table-count="3" meta:image-count="0" meta:object-count="0" meta:page-count="4" meta:paragraph-count="60" meta:word-count="1080" meta:character-count="6254"/>
    <meta:user-defined meta:name="Info 1"/>
    <meta:user-defined meta:name="Info 2"/>
    <meta:user-defined meta:name="Info 3"/>
    <meta:user-defined meta:name="Info 4"/>
  </office:meta>
</office:document-meta>
</file>